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116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  <style:map style:condition="is-true-formula(ISEVEN(ROW()))" style:apply-style-name="even_20_rows" style:base-cell-address="vco_mk1bar.A2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map style:condition="is-true-formula(ISEVEN(ROW()))" style:apply-style-name="even_20_rows" style:base-cell-address="vco_mk1bar.A2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map style:condition="is-true-formula(ISEVEN(ROW()))" style:apply-style-name="even_20_rows" style:base-cell-address="vco_mk1bar.A2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map style:condition="is-true-formula(ISEVEN(ROW()))" style:apply-style-name="even_20_rows" style:base-cell-address="vco_mk1bar.A2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map style:condition="is-true-formula(ISEVEN(ROW()))" style:apply-style-name="even_20_rows" style:base-cell-address="vco_mk1bar.A2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map style:condition="is-true-formula(ISEVEN(ROW()))" style:apply-style-name="even_20_rows" style:base-cell-address="vco_mk1bar.A2"/>
    </style:style>
  </office:automatic-styles>
  <office:body>
    <office:spreadsheet>
      <table:calculation-settings table:automatic-find-labels="false" table:use-regular-expressions="false" table:use-wildcards="true"/>
      <table:table table:name="vco_mk1ba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Footprint</text:p>
          </table:table-cell>
          <table:table-cell table:style-name="ce4"/>
          <table:table-cell table:style-name="ce9" office:value-type="string" calcext:value-type="string">
            <text:p><text:s/>Datashe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n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C3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.2n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C1 C2 C5 C6 C7 C8 C9 C10 C11 C12 C13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100n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6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Conn_01x01_Male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1 J4 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Conn_01x03_Male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2 J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Conn_02x07_Male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D1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N4148</text:p>
          </table:table-cell>
          <table:table-cell table:style-name="ce7" office:value-type="string" calcext:value-type="string">
            <text:p>DO-35</text:p>
          </table:table-cell>
          <table:table-cell table:style-name="ce7"/>
          <table:table-cell table:style-name="ce10" office:value-type="string" calcext:value-type="string">
            <text:p>https://assets.nexperia.com/documents/data-sheet/1N4148_1N4448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P1 JP2 JP3 JP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Conn_01x02_Male</text:p>
          </table:table-cell>
          <table:table-cell table:style-name="ce7" office:value-type="string" calcext:value-type="string">
            <text:p>footprints:SolderDipJumper2alt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P4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n_01x03_Male</text:p>
          </table:table-cell>
          <table:table-cell table:style-name="ce7" office:value-type="string" calcext:value-type="string">
            <text:p>footprints:SolderDipJumper3alt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P6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n_01x04_Male</text:p>
          </table:table-cell>
          <table:table-cell table:style-name="ce7" office:value-type="string" calcext:value-type="string">
            <text:p>footprints:SolderDipJumper4alt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U1 U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LM324</text:p>
          </table:table-cell>
          <table:table-cell table:style-name="ce7" office:value-type="string" calcext:value-type="string">
            <text:p>DIP-14</text:p>
          </table:table-cell>
          <table:table-cell table:style-name="ce7"/>
          <table:table-cell table:style-name="ce10" office:value-type="string" calcext:value-type="string">
            <text:p>http://www.ti.com/lit/ds/symlink/lm2902-n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U3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74HC86</text:p>
          </table:table-cell>
          <table:table-cell table:style-name="ce7" office:value-type="string" calcext:value-type="string">
            <text:p>DIP-14</text:p>
          </table:table-cell>
          <table:table-cell table:style-name="ce7"/>
          <table:table-cell table:style-name="ce10" office:value-type="string" calcext:value-type="string">
            <text:p>http://www.ti.com/lit/gpn/sn74HC86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J5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CM847 breakout socket</text:p>
          </table:table-cell>
          <table:table-cell table:style-name="ce7" office:value-type="string" calcext:value-type="string">
            <text:p>DIP6-wide-ish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Q1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CM847</text:p>
          </table:table-cell>
          <table:table-cell table:style-name="ce7" office:value-type="string" calcext:value-type="string">
            <text:p>SOT-363</text:p>
          </table:table-cell>
          <table:table-cell table:style-name="ce7"/>
          <table:table-cell table:style-name="ce10" office:value-type="string" calcext:value-type="string">
            <text:p>http://www.onsemi.com/pub_link/Collateral/BC846BDW1T1-D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Q4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N7000</text:p>
          </table:table-cell>
          <table:table-cell table:style-name="ce7" office:value-type="string" calcext:value-type="string">
            <text:p>TO-92</text:p>
          </table:table-cell>
          <table:table-cell table:style-name="ce7"/>
          <table:table-cell table:style-name="ce10" office:value-type="string" calcext:value-type="string">
            <text:p>https://www.fairchildsemi.com/datasheets/2N/2N7000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Q6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C327</text:p>
          </table:table-cell>
          <table:table-cell table:style-name="ce7" office:value-type="string" calcext:value-type="string">
            <text:p>TO-92</text:p>
          </table:table-cell>
          <table:table-cell table:style-name="ce7"/>
          <table:table-cell table:style-name="ce10" office:value-type="string" calcext:value-type="string">
            <text:p>http://www.onsemi.com/pub_link/Collateral/BC327-D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Q2 Q3 Q5 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BC547</text:p>
          </table:table-cell>
          <table:table-cell table:style-name="ce7" office:value-type="string" calcext:value-type="string">
            <text:p>TO-92</text:p>
          </table:table-cell>
          <table:table-cell table:style-name="ce7"/>
          <table:table-cell table:style-name="ce10" office:value-type="string" calcext:value-type="string">
            <text:p>http://www.fairchildsemi.com/ds/BC/BC547.pdf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5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Potentiometer_Bourns_3296W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2 R25 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Potentiometer_Bourns_3296W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52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Potentiometer_Runtron_RM-065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28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0k</text:p>
          </table:table-cell>
          <table:table-cell table:style-name="ce7" office:value-type="string" calcext:value-type="string">
            <text:p>Potentiometer_Runtron_RM-065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21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50k</text:p>
          </table:table-cell>
          <table:table-cell table:style-name="ce7" office:value-type="string" calcext:value-type="string">
            <text:p>Potentiometer_Runtron_RM-065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31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Meg</text:p>
          </table:table-cell>
          <table:table-cell table:style-name="ce7" office:value-type="string" calcext:value-type="string">
            <text:p>Potentiometer_Runtron_RM-065_Vertical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9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50" calcext:value-type="float">
            <text:p>150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1 R17 R39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1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2 R40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2.2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3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4.7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27 R29 R32 R35 R41 R42 R43 R48 R49 R50 R51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10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8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2k2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23 R24 R26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47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4 R5 R6 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147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4 R16 R22 R33 R36 R37 R38 R44 R45 R46 R47 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100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7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20k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 R3 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Meg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30 R34 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none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8 R19 R20 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ODO</text:p>
          </table:table-cell>
          <table:table-cell table:style-name="ce8" office:value-type="string" calcext:value-type="string">
            <text:p>0805</text:p>
          </table:table-cell>
          <table:table-cell table:style-name="ce8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R10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k NTC</text:p>
          </table:table-cell>
          <table:table-cell table:style-name="ce7" office:value-type="string" calcext:value-type="string">
            <text:p>Through-hole</text:p>
          </table:table-cell>
          <table:table-cell table:style-name="ce7"/>
          <table:table-cell table:style-name="ce10" office:value-type="string" calcext:value-type="string">
            <text:p>~</text:p>
          </table:table-cell>
          <table:table-cell table:style-name="ce12"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co_mk1bar.A2:vco_mk1bar.AMJ38">
            <calcext:condition calcext:apply-style-name="even rows" calcext:value="formula-is(ISEVEN(ROW()))" calcext:base-cell-address="vco_mk1bar.A2"/>
          </calcext:conditional-format>
        </calcext:conditional-formats>
      </table:table>
      <table:named-expressions/>
      <table:database-ranges>
        <table:database-range table:name="__Anonymous_Sheet_DB__0" table:target-range-address="vco_mk1bar.A1:vco_mk1bar.F38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ven_20_rows" style:display-name="even rows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4.06mm" fo:margin-left="0mm" fo:margin-right="0mm" fo:margin-bottom="1.52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o_mk1 BOM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8-29T14:27:50.020980985</dc:date>
    <meta:editing-duration>PT9M21S</meta:editing-duration>
    <meta:editing-cycles>3</meta:editing-cycles>
    <meta:generator>LibreOffice/6.3.0.4$Linux_X86_64 LibreOffice_project/30$Build-4</meta:generator>
    <meta:print-date>2019-08-29T14:28:19.474617408</meta:print-date>
    <meta:document-statistic meta:table-count="1" meta:cell-count="190" meta:object-count="0"/>
  </office:meta>
</office:document-meta>
</file>